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46.04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5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mla_articl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6"/>
        <table:table-column table:style-name="co4" table:number-columns-repeated="1006" table:default-cell-style-name="ce2"/>
        <table:table-column table:style-name="co1" table:number-columns-repeated="1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rticle_id</text:p>
          </table:table-cell>
          <table:table-cell table:style-name="ce3" office:value-type="string" calcext:value-type="string">
            <text:p>article_cat_id</text:p>
          </table:table-cell>
          <table:table-cell table:style-name="ce3" office:value-type="string" calcext:value-type="string">
            <text:p>updated_by</text:p>
          </table:table-cell>
          <table:table-cell table:style-name="ce1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5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9" calcext:value-type="float">
            <text:p>239</text:p>
          </table:table-cell>
          <table:table-cell table:style-name="ce5" office:value-type="string" calcext:value-type="string">
            <text:p>5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e" number:country="DE">USD</number:currency-symbol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 number:language="de" number:country="DE">USD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P2" style:volatile="true">
      <number:currency-symbol number:language="de" number:country="DE">USD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number:currency-symbol number:language="de" number:country="DE">USD</number:currency-symbol>
      <number:number number:decimal-places="2" loext:min-decimal-places="2" number:min-integer-digits="1" number:grouping="true"/>
      <number:text> </number:text>
    </number:currency-style>
    <number:currency-style style:name="N10110" number:language="de" number:country="DE">
      <number:currency-symbol number:language="de" number:country="DE">USD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11" number:language="de" number:country="DE">
      <number:currency-symbol number:language="de" number:country="DE">USD</number:currency-symbol>
      <number:text>-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1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.00.0000</text:date>, <text:time style:data-style-name="N2" text:time-value="16:53:15.8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Douangchan SENGDALA</meta:initial-creator>
    <meta:creation-date>2016-04-29T02:00:48Z</meta:creation-date>
    <dc:date>2016-10-29T16:53:30.475000000</dc:date>
    <meta:editing-cycles>25</meta:editing-cycles>
    <meta:editing-duration>PT30M6S</meta:editing-duration>
    <meta:document-statistic meta:table-count="1" meta:cell-count="236" meta:object-count="0"/>
  </office:meta>
</office:document-meta>
</file>